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c488" officeooo:paragraph-rsid="000cc488"/>
    </style:style>
    <style:style style:name="P2" style:family="paragraph" style:parent-style-name="Text_20_body">
      <style:text-properties officeooo:rsid="000cc488" officeooo:paragraph-rsid="000cc488"/>
    </style:style>
    <style:style style:name="P3" style:family="paragraph" style:parent-style-name="Text_20_body" style:list-style-name="L1">
      <style:text-properties officeooo:rsid="000cc488"/>
    </style:style>
    <style:style style:name="P4" style:family="paragraph" style:parent-style-name="Horizontal_20_Line">
      <style:text-properties officeooo:rsid="000cc488"/>
    </style:style>
    <style:style style:name="P5" style:family="paragraph" style:parent-style-name="Heading_20_2">
      <style:text-properties officeooo:rsid="000cc488"/>
    </style:style>
    <style:style style:name="P6" style:family="paragraph" style:parent-style-name="Heading_20_3">
      <style:text-properties officeooo:rsid="000cc488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rsid="000cc488"/>
    </style:style>
    <style:style style:name="P8" style:family="paragraph" style:parent-style-name="Text_20_body">
      <style:text-properties officeooo:rsid="000cc488"/>
    </style:style>
    <style:style style:name="P9" style:family="paragraph" style:parent-style-name="Preformatted_20_Text">
      <style:text-properties officeooo:rsid="000cc488"/>
    </style:style>
    <style:style style:name="P10" style:family="paragraph" style:parent-style-name="Text_20_body" style:list-style-name="L2">
      <style:text-properties officeooo:rsid="000cc488"/>
    </style:style>
    <style:style style:name="P11" style:family="paragraph" style:parent-style-name="Horizontal_20_Line">
      <style:paragraph-properties fo:margin-top="0in" fo:margin-bottom="0.0972in" style:contextual-spacing="false" fo:line-height="115%"/>
      <style:text-properties officeooo:rsid="000cc488"/>
    </style:style>
    <style:style style:name="P12" style:family="paragraph" style:parent-style-name="Heading_20_2">
      <style:paragraph-properties fo:margin-top="0in" fo:margin-bottom="0.0972in" style:contextual-spacing="false" fo:line-height="115%"/>
      <style:text-properties officeooo:rsid="000cc488"/>
    </style:style>
    <style:style style:name="P13" style:family="paragraph" style:parent-style-name="Text_20_body" style:list-style-name="L3">
      <style:text-properties officeooo:rsid="000cc488"/>
    </style:style>
    <style:style style:name="P14" style:family="paragraph" style:parent-style-name="Heading_20_3">
      <style:paragraph-properties fo:margin-top="0in" fo:margin-bottom="0.0972in" style:contextual-spacing="false" fo:line-height="115%"/>
      <style:text-properties officeooo:rsid="000cc488"/>
    </style:style>
    <style:style style:name="P15" style:family="paragraph" style:parent-style-name="Text_20_body" style:list-style-name="L4">
      <style:text-properties officeooo:rsid="000cc488"/>
    </style:style>
    <style:style style:name="P16" style:family="paragraph" style:parent-style-name="Quotations" style:list-style-name="L4">
      <style:paragraph-properties fo:margin-top="0in" fo:margin-bottom="0.0972in" style:contextual-spacing="false" fo:line-height="115%"/>
      <style:text-properties officeooo:rsid="000cc488"/>
    </style:style>
    <style:style style:name="P17" style:family="paragraph" style:parent-style-name="Text_20_body" style:list-style-name="L5">
      <style:text-properties officeooo:rsid="000cc488"/>
    </style:style>
    <style:style style:name="P18" style:family="paragraph" style:parent-style-name="Text_20_body" style:list-style-name="L6">
      <style:text-properties officeooo:rsid="000cc48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erfecto. A continuación te doy el <text:span text:style-name="Strong_20_Emphasis">paso a paso completo</text:span> para:</text:p>
      <text:list text:style-name="L1">
        <text:list-item>
          <text:p text:style-name="P3">Crear un branch nuevo en Git.</text:p>
        </text:list-item>
        <text:list-item>
          <text:p text:style-name="P3">Subirlo a GitHub.</text:p>
        </text:list-item>
        <text:list-item>
          <text:p text:style-name="P3">Trabajar en él.</text:p>
        </text:list-item>
        <text:list-item>
          <text:p text:style-name="P3">Hacer merge con <text:span text:style-name="Source_20_Text">main</text:span> (u otra rama) cuando esté listo.</text:p>
        </text:list-item>
      </text:list>
      <text:p text:style-name="P4"/>
      <text:h text:style-name="P5" text:outline-level="2">✅ PASO A PASO</text:h>
      <text:h text:style-name="P6" text:outline-level="3">1. Verificá en qué rama estás actualmente</text:h>
      <text:p text:style-name="P7"><text:span text:style-name="Source_20_Text">git branch</text:span></text:p>
      <text:p text:style-name="P8">Esto te mostrará algo como:</text:p>
      <text:p text:style-name="P7"><text:span text:style-name="Source_20_Text">* main</text:span></text:p>
      <text:p text:style-name="P8">El asterisco indica la rama activa.</text:p>
      <text:p text:style-name="P4"/>
      <text:h text:style-name="P6" text:outline-level="3">2. Actualizá tu repositorio local (por si hay cambios remotos)</text:h>
      <text:p text:style-name="P7"><text:span text:style-name="Source_20_Text">git pull origin main</text:span></text:p>
      <text:p text:style-name="P4"/>
      <text:h text:style-name="P6" text:outline-level="3">3. Creá y cambiá a una nueva rama (por ejemplo: <text:span text:style-name="Source_20_Text">autocompletar-nombre-stream</text:span>)</text:h>
      <text:p text:style-name="P7"><text:span text:style-name="Source_20_Text">git checkout -b autocompletar-nombre-stream</text:span></text:p>
      <text:p text:style-name="P4"/>
      <text:h text:style-name="P6" text:outline-level="3">4. Trabajá en la nueva rama</text:h>
      <text:p text:style-name="P8">Hacé tus cambios en los archivos (<text:span text:style-name="Source_20_Text">.ejs</text:span>, <text:span text:style-name="Source_20_Text">.js</text:span>, etc.).</text:p>
      <text:p text:style-name="P4"/>
      <text:h text:style-name="P6" text:outline-level="3">5. Agregá y commiteá los cambios</text:h>
      <text:p text:style-name="P9"><text:span text:style-name="Source_20_Text">git add .</text:span></text:p>
      <text:p text:style-name="P7"><text:span text:style-name="Source_20_Text">git commit -m "Auto completar nombre_stream con channelTitle - title"</text:span></text:p>
      <text:p text:style-name="P4"/>
      <text:h text:style-name="P6" text:outline-level="3"><text:soft-page-break/>6. Subí el branch a GitHub</text:h>
      <text:p text:style-name="P7"><text:span text:style-name="Source_20_Text">git push -u origin autocompletar-nombre-stream</text:span></text:p>
      <text:p text:style-name="P4"/>
      <text:h text:style-name="P6" text:outline-level="3">7. Creá el Pull Request (PR) en GitHub</text:h>
      <text:list text:style-name="L2">
        <text:list-item>
          <text:p text:style-name="P10">Andá al repositorio en GitHub.</text:p>
        </text:list-item>
        <text:list-item>
          <text:p text:style-name="P10">Vas a ver una sugerencia para crear un <text:span text:style-name="Strong_20_Emphasis">Pull Request</text:span> desde tu branch.</text:p>
        </text:list-item>
        <text:list-item>
          <text:p text:style-name="P10">Aceptá y creá el PR para revisar y luego hacer merge con <text:span text:style-name="Source_20_Text">main</text:span>.</text:p>
        </text:list-item>
      </text:list>
      <text:p text:style-name="P8">Eso se refiere a un <text:span text:style-name="Strong_20_Emphasis">Pull Request (PR)</text:span> en GitHub, que es una funcionalidad clave cuando trabajás con ramas en un repositorio. Te explico exactamente qué es y cómo usarlo:</text:p>
      <text:p text:style-name="P11"/>
      <text:h text:style-name="P12" text:outline-level="2">🧠 ¿Qué es un Pull Request?</text:h>
      <text:p text:style-name="P8">Un <text:span text:style-name="Strong_20_Emphasis">Pull Request (PR)</text:span> es una solicitud que hacés en GitHub para <text:span text:style-name="Strong_20_Emphasis">fusionar los cambios</text:span> que hiciste en una rama (por ejemplo, <text:span text:style-name="Source_20_Text">autocompletar-nombre-stream</text:span>) <text:span text:style-name="Strong_20_Emphasis">hacia otra rama</text:span> (generalmente <text:span text:style-name="Source_20_Text">main</text:span>).</text:p>
      <text:p text:style-name="P8">Sirve para:</text:p>
      <text:list text:style-name="L3">
        <text:list-item>
          <text:p text:style-name="P13">Revisar los cambios antes de integrarlos.</text:p>
        </text:list-item>
        <text:list-item>
          <text:p text:style-name="P13">Ver qué archivos se modificaron.</text:p>
        </text:list-item>
        <text:list-item>
          <text:p text:style-name="P13">Hacer comentarios o recibir sugerencias.</text:p>
        </text:list-item>
        <text:list-item>
          <text:p text:style-name="P13">Aprobar o rechazar el merge si trabajás en equipo.</text:p>
        </text:list-item>
      </text:list>
      <text:p text:style-name="P11"/>
      <text:h text:style-name="P12" text:outline-level="2">🛠️ ¿Cómo crear un Pull Request?</text:h>
      <text:h text:style-name="P14" text:outline-level="3">Después de hacer <text:span text:style-name="Source_20_Text">git push -u origin autocompletar-nombre-stream</text:span>:</text:h>
      <text:list text:style-name="L4">
        <text:list-item>
          <text:p text:style-name="P15"><text:span text:style-name="Strong_20_Emphasis">Andá a tu repositorio en GitHub</text:span> desde el navegador.</text:p>
        </text:list-item>
        <text:list-item>
          <text:p text:style-name="P15">GitHub te va a mostrar automáticamente una <text:span text:style-name="Strong_20_Emphasis">notificación amarilla</text:span> arriba del listado de archivos que dice algo como:</text:p>
          <text:p text:style-name="P16">"Compare &amp; pull request"<text:line-break/>o<text:line-break/>"autocompletar-nombre-stream had recent pushes less than a minute ago. Create a pull request."</text:p>
        </text:list-item>
        <text:list-item>
          <text:p text:style-name="P15">Hacé clic en ese botón.</text:p>
        </text:list-item>
        <text:list-item>
          <text:p text:style-name="P15"><text:soft-page-break/>Se abre una pantalla para:</text:p>
          <text:list>
            <text:list-item>
              <text:p text:style-name="P15">Confirmar que querés comparar tu rama (<text:span text:style-name="Source_20_Text">autocompletar-nombre-stream</text:span>) contra <text:span text:style-name="Source_20_Text">main</text:span>.</text:p>
            </text:list-item>
            <text:list-item>
              <text:p text:style-name="P15">Escribir un título y descripción del cambio (ej: "Auto completa nombre del stream con channel title y título del video").</text:p>
            </text:list-item>
            <text:list-item>
              <text:p text:style-name="P15">Ver los archivos modificados.</text:p>
            </text:list-item>
          </text:list>
        </text:list-item>
        <text:list-item>
          <text:p text:style-name="P15">Hacé clic en el botón verde <text:span text:style-name="Strong_20_Emphasis"><text:span text:style-name="Source_20_Text">Create Pull Request</text:span></text:span>.</text:p>
        </text:list-item>
      </text:list>
      <text:p text:style-name="P11"/>
      <text:h text:style-name="P12" text:outline-level="2">✅ Luego de crear el PR</text:h>
      <text:list text:style-name="L5">
        <text:list-item>
          <text:p text:style-name="P17">Si estás trabajando solo: podés hacer clic directamente en <text:span text:style-name="Strong_20_Emphasis"><text:span text:style-name="Source_20_Text">Merge pull request</text:span></text:span> para aplicar los cambios en <text:span text:style-name="Source_20_Text">main</text:span>.</text:p>
        </text:list-item>
        <text:list-item>
          <text:p text:style-name="P17">Si estás en equipo: podés esperar a que otro miembro lo revise.</text:p>
        </text:list-item>
      </text:list>
      <text:p text:style-name="P11"/>
      <text:p text:style-name="P8">¿Querés que te muestre con una imagen de ejemplo o te guíe con tu propio repositorio actual?</text:p>
      <text:p text:style-name="P8"/>
      <text:p text:style-name="P4"/>
      <text:h text:style-name="P6" text:outline-level="3">8. Hacé el merge en GitHub</text:h>
      <text:p text:style-name="P8">Cuando todo esté probado, en la página del PR:</text:p>
      <text:list text:style-name="L6">
        <text:list-item>
          <text:p text:style-name="P18">Hacé clic en <text:span text:style-name="Source_20_Text">Merge pull request</text:span>.</text:p>
        </text:list-item>
        <text:list-item>
          <text:p text:style-name="P18">Confirmá el merge.</text:p>
        </text:list-item>
      </text:list>
      <text:p text:style-name="P8">Opcional: después del merge podés borrar la rama desde GitHub o desde tu local:</text:p>
      <text:p text:style-name="P9"><text:span text:style-name="Source_20_Text">git branch -d autocompletar-nombre-stream <text:s text:c="4"/># borra localmente</text:span></text:p>
      <text:p text:style-name="P7"><text:span text:style-name="Source_20_Text">git push origin --delete autocompletar-nombre-stream <text:s/># borra en remoto</text:span></text:p>
      <text:p text:style-name="P4"/>
      <text:p text:style-name="P8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0cc488" officeooo:paragraph-rsid="000cc48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Github branch</text:p>
      </style:header>
      <style:footer>
        <text:p text:style-name="MP2"><text:bookmark-start text:name="PageNumWizard_FOOTER_Default Page Style2"/><text:page-number text:select-page="current">1</text:page-number><text:s/>/ <text:page-count>3</text:page-count><text:bookmark-end text:name="PageNumWizard_FOOTER_Default Page Style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4T08:52:20.053414005</meta:creation-date>
    <dc:date>2025-07-14T08:55:14.228788194</dc:date>
    <meta:editing-duration>PT2M54S</meta:editing-duration>
    <meta:editing-cycles>3</meta:editing-cycles>
    <meta:generator>LibreOffice/25.2.1.2$Linux_X86_64 LibreOffice_project/d3abf4aee5fd705e4a92bba33a32f40bc4e56f49</meta:generator>
    <meta:document-statistic meta:table-count="0" meta:image-count="0" meta:object-count="0" meta:page-count="3" meta:paragraph-count="59" meta:word-count="512" meta:character-count="2917" meta:non-whitespace-character-count="2483"/>
  </office:meta>
</office:document-meta>
</file>